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C7C0000027B0000027BFC43C8EA.svg" manifest:media-type="image/svg+xml"/>
  <manifest:file-entry manifest:full-path="Pictures/100000010000001800000018B24D990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73cm" svg:height="18.873cm" svg:x="1.127cm" svg:y="1cm">
          <draw:image xlink:href="Pictures/10000C7C0000027B0000027BFC43C8EA.svg" xlink:type="simple" xlink:show="embed" xlink:actuate="onLoad" draw:mime-type="image/svg+xml">
            <text:p/>
          </draw:image>
          <draw:image xlink:href="Pictures/100000010000001800000018B24D9901.png" xlink:type="simple" xlink:show="embed" xlink:actuate="onLoad" draw:mime-type="image/png"/>
          <loext:qrcode office:string-value="AC-1" loext:qrcode-errorcorrection="low" loext:qrcode-border="1" loext:qrcode-type="0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8T16:23:07.975000000</meta:creation-date>
    <dc:date>2024-06-08T16:25:21.702000000</dc:date>
    <meta:editing-duration>PT36S</meta:editing-duration>
    <meta:editing-cycles>1</meta:editing-cycles>
    <meta:document-statistic meta:object-count="1"/>
    <meta:generator>LibreOffice/7.6.4.1$Windows_X86_64 LibreOffice_project/e19e193f88cd6c0525a17fb7a176ed8e6a3e2aa1</meta:generator>
  </office:meta>
</office:document-meta>
</file>